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a65d" draw:textarea-vertical-align="middle"/>
    </style:style>
    <style:style style:name="gr2" style:family="graphic" style:parent-style-name="standard">
      <style:graphic-properties svg:stroke-color="#000000" draw:fill-color="#e3d200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fill-color="#f37b70" draw:textarea-vertical-align="middle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svg:stroke-color="#000000" draw:fill-color="#729fcf" draw:textarea-vertical-align="middle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-color="#00a65d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e3d200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37b70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background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37b70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background-color="#ffffff"/>
    </style:style>
    <style:style style:name="P14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fo:font-size="18pt" fo:background-color="#ffffff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background-color="#ffffff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8" draw:id="id8" draw:layer="layout" svg:width="8.4cm" svg:height="5.5cm" svg:x="26.6cm" svg:y="7.6cm" draw:corner-radius="0.5cm">
          <text:p text:style-name="P1"><text:span text:style-name="T1">Packet</text:span></text:p>
          <text:p text:style-name="P1"><text:span text:style-name="T1">Arrives</text:span></text:p>
        </draw:rect>
        <draw:rect draw:style-name="gr2" draw:text-style-name="P4" xml:id="id1" draw:id="id1" draw:layer="layout" svg:width="7.2cm" svg:height="2.1cm" svg:x="27.4cm" svg:y="19.6cm" draw:corner-radius="0.5cm">
          <text:p text:style-name="P3"><text:span text:style-name="T2">In “Connections” List</text:span></text:p>
          <text:p text:style-name="P3"><text:span text:style-name="T3">ESTABLISHED == 1</text:span></text:p>
        </draw:rect>
        <draw:rect draw:style-name="gr2" draw:text-style-name="P4" xml:id="id2" draw:id="id2" draw:layer="layout" svg:width="7.2cm" svg:height="3cm" svg:x="13.6cm" svg:y="22.7cm" draw:corner-radius="0.5cm">
          <text:p text:style-name="P3"><text:span text:style-name="T2">1</text:span><text:span text:style-name="T4">st</text:span><text:span text:style-name="T2"> </text:span><text:span text:style-name="T2">Handshake?</text:span></text:p>
          <text:p text:style-name="P3"><text:span text:style-name="T3">SYN == 1</text:span></text:p>
          <text:p text:style-name="P3"><text:span text:style-name="T3">ACK == 0</text:span></text:p>
        </draw:rect>
        <draw:connector draw:style-name="gr3" draw:text-style-name="P6" draw:layer="layout" draw:type="curve" svg:x1="27.4cm" svg:y1="20.65cm" svg:x2="20.8cm" svg:y2="24.2cm" draw:start-shape="id1" draw:start-glue-point="3" draw:end-shape="id2" draw:end-glue-point="1" svg:d="M27400 20650c-4950 0-1650 3550-6600 3550" svg:viewBox="0 0 6601 3551">
          <text:p text:style-name="P5"><text:span text:style-name="T5">No</text:span></text:p>
          <text:p text:style-name="P5"><text:span text:style-name="T6"/></text:p>
        </draw:connector>
        <draw:frame draw:style-name="gr4" draw:text-style-name="P7" draw:layer="layout" svg:width="0.502cm" svg:height="0.962cm" svg:x="39.3cm" svg:y="16.4cm">
          <draw:text-box>
            <text:p/>
          </draw:text-box>
        </draw:frame>
        <draw:connector draw:style-name="gr3" draw:text-style-name="P6" draw:layer="layout" draw:type="curve" svg:x1="13.6cm" svg:y1="24.2cm" svg:x2="12cm" svg:y2="21.45cm" draw:start-shape="id2" draw:start-glue-point="3" draw:end-shape="id3" draw:end-glue-point="1" svg:d="M13600 24200c-1200 0-400-2750-1600-2750" svg:viewBox="0 0 1601 2751">
          <text:p text:style-name="P5"><text:span text:style-name="T5">Yes</text:span></text:p>
          <text:p text:style-name="P5"><text:span text:style-name="T6"/></text:p>
        </draw:connector>
        <draw:rect draw:style-name="gr5" draw:text-style-name="P8" xml:id="id3" draw:id="id3" draw:layer="layout" svg:width="6.4cm" svg:height="3.3cm" svg:x="5.6cm" svg:y="19.8cm" draw:corner-radius="0.5cm">
          <text:p text:style-name="P3"><text:span text:style-name="T2">Send 2</text:span><text:span text:style-name="T4">nd</text:span><text:span text:style-name="T2"> Handshake</text:span></text:p>
          <text:p text:style-name="P3"><text:span text:style-name="T3">SYN == 1</text:span></text:p>
          <text:p text:style-name="P3"><text:span text:style-name="T3">ACK == 1</text:span></text:p>
        </draw:rect>
        <draw:rect draw:style-name="gr6" draw:text-style-name="P9" xml:id="id6" draw:id="id6" draw:layer="layout" svg:width="5.1cm" svg:height="2.4cm" svg:x="6.1cm" svg:y="15.6cm" draw:corner-radius="0.5cm">
          <text:p text:style-name="P3"><text:span text:style-name="T2">Abort</text:span></text:p>
          <text:p text:style-name="P3"><text:span text:style-name="T2">Connection</text:span></text:p>
          <text:p text:style-name="P3"><text:span text:style-name="T3">Send ABO == 1</text:span></text:p>
        </draw:rect>
        <draw:connector draw:style-name="gr7" draw:text-style-name="P10" draw:layer="layout" draw:type="curve" svg:x1="30.85cm" svg:y1="17.1cm" svg:x2="31cm" svg:y2="19.6cm" draw:start-shape="id4" draw:start-glue-point="2" draw:end-shape="id1" draw:end-glue-point="0" svg:d="M30850 17100c0 1875 150 625 150 2500" svg:viewBox="0 0 151 2501">
          <text:p text:style-name="P3"><text:span text:style-name="T7">No</text:span></text:p>
        </draw:connector>
        <draw:rect draw:style-name="gr2" draw:text-style-name="P4" xml:id="id5" draw:id="id5" draw:layer="layout" svg:width="7.2cm" svg:height="5.4cm" svg:x="13.6cm" svg:y="15.1cm" draw:corner-radius="0.5cm">
          <text:p text:style-name="P3"><text:span text:style-name="T2">3</text:span><text:span text:style-name="T4">rd</text:span><text:span text:style-name="T2"> Handshake?</text:span></text:p>
          <text:p text:style-name="P3"><text:span text:style-name="T3">SYN == 0</text:span></text:p>
          <text:p text:style-name="P3"><text:span text:style-name="T3">ACK == 1</text:span></text:p>
          <text:p text:style-name="P3"><text:span text:style-name="T8"/></text:p>
          <text:p text:style-name="P3"><text:span text:style-name="T9">&amp;</text:span></text:p>
          <text:p text:style-name="P3"><text:span text:style-name="T10"/></text:p>
          <text:p text:style-name="P3"><text:span text:style-name="T9">In </text:span><text:span text:style-name="T9">“Connections”</text:span><text:span text:style-name="T9">?</text:span></text:p>
          <text:p text:style-name="P3"><text:span text:style-name="T3">ESTABLISHED == 0</text:span></text:p>
        </draw:rect>
        <draw:connector draw:style-name="gr7" draw:text-style-name="P10" draw:layer="layout" draw:type="curve" svg:x1="13.6cm" svg:y1="17.8cm" svg:x2="11.2cm" svg:y2="16.8cm" draw:start-shape="id5" draw:start-glue-point="3" draw:end-shape="id6" draw:end-glue-point="1" svg:d="M13600 17800c-1800 0-600-1000-2400-1000" svg:viewBox="0 0 2401 1001">
          <text:p text:style-name="P3"><text:span text:style-name="T7">No</text:span></text:p>
        </draw:connector>
        <draw:connector draw:style-name="gr7" draw:text-style-name="P10" draw:layer="layout" draw:type="curve" svg:x1="17.2cm" svg:y1="22.7cm" svg:x2="17.2cm" svg:y2="20.5cm" draw:start-shape="id2" draw:start-glue-point="0" draw:end-shape="id5" draw:end-glue-point="2" svg:d="M17200 22700v-2200" svg:viewBox="0 0 1 2201">
          <text:p text:style-name="P3"><text:span text:style-name="T7">N</text:span><text:span text:style-name="T7">o</text:span></text:p>
        </draw:connector>
        <draw:rect draw:style-name="gr5" draw:text-style-name="P8" xml:id="id10" draw:id="id10" draw:layer="layout" svg:width="6.4cm" svg:height="2.6cm" svg:x="14cm" svg:y="8.9cm" draw:corner-radius="0.5cm">
          <text:p text:style-name="P3"><text:span text:style-name="T2">Add to</text:span></text:p>
          <text:p text:style-name="P3"><text:span text:style-name="T2">“</text:span><text:span text:style-name="T2">Connections”</text:span></text:p>
          <text:p text:style-name="P3"><text:span text:style-name="T3">Ensure no duplicates</text:span></text:p>
        </draw:rect>
        <draw:rect draw:style-name="gr5" draw:text-style-name="P8" xml:id="id7" draw:id="id7" draw:layer="layout" svg:width="6.4cm" svg:height="3cm" svg:x="5.6cm" svg:y="25.1cm" draw:corner-radius="0.5cm">
          <text:p text:style-name="P3"><text:span text:style-name="T2">Add to </text:span></text:p>
          <text:p text:style-name="P3"><text:span text:style-name="T2">“</text:span><text:span text:style-name="T2">Connections”</text:span></text:p>
          <text:p text:style-name="P3"><text:span text:style-name="T3">ESTABLISHED == 0</text:span></text:p>
          <text:p text:style-name="P3"><text:span text:style-name="T3">Ensure no duplicates</text:span></text:p>
        </draw:rect>
        <draw:connector draw:style-name="gr8" draw:text-style-name="P11" draw:layer="layout" draw:type="curve" svg:x1="8.8cm" svg:y1="23.1cm" svg:x2="8.8cm" svg:y2="25.1cm" draw:start-shape="id3" draw:start-glue-point="2" draw:end-shape="id7" draw:end-glue-point="0" svg:d="M8800 23100v2000" svg:viewBox="0 0 1 2001">
          <text:p/>
        </draw:connector>
        <draw:rect draw:style-name="gr2" draw:text-style-name="P4" xml:id="id4" draw:id="id4" draw:layer="layout" svg:width="5.7cm" svg:height="2.6cm" svg:x="28cm" svg:y="14.5cm" draw:corner-radius="0.5cm">
          <text:p text:style-name="P3"><text:span text:style-name="T2">Is Abort Flag</text:span></text:p>
          <text:p text:style-name="P3"><text:span text:style-name="T2">Or FIN</text:span></text:p>
          <text:p text:style-name="P3"><text:span text:style-name="T2">Flag Set?</text:span></text:p>
        </draw:rect>
        <draw:connector draw:style-name="gr8" draw:text-style-name="P11" draw:layer="layout" draw:type="curve" svg:x1="30.8cm" svg:y1="13.1cm" svg:x2="30.85cm" svg:y2="14.5cm" draw:start-shape="id8" draw:start-glue-point="2" draw:end-shape="id4" draw:end-glue-point="0" svg:d="M30800 13100c0 1050 50 350 50 1400" svg:viewBox="0 0 51 1401">
          <text:p/>
        </draw:connector>
        <draw:rect draw:style-name="gr6" draw:text-style-name="P12" xml:id="id9" draw:id="id9" draw:layer="layout" svg:width="3.3cm" svg:height="4.1cm" svg:x="22cm" svg:y="12.3cm" draw:corner-radius="0.5cm">
          <text:p text:style-name="P5"><text:span text:style-name="T9">Remove </text:span></text:p>
          <text:p text:style-name="P5"><text:span text:style-name="T9">From</text:span></text:p>
          <text:p text:style-name="P5"><text:span text:style-name="T9">Lists</text:span></text:p>
          <text:p text:style-name="P5"><text:span text:style-name="T9">Or</text:span></text:p>
          <text:p text:style-name="P5"><text:span text:style-name="T9">Ignore</text:span></text:p>
        </draw:rect>
        <draw:connector draw:style-name="gr7" draw:text-style-name="P10" draw:layer="layout" draw:type="curve" svg:x1="28cm" svg:y1="15.8cm" svg:x2="25.3cm" svg:y2="14.35cm" draw:start-shape="id4" draw:start-glue-point="3" draw:end-shape="id9" draw:end-glue-point="1" svg:d="M28000 15800c-2025 0-675-1450-2700-1450" svg:viewBox="0 0 2701 1451">
          <text:p text:style-name="P3"><text:span text:style-name="T7">Abort</text:span></text:p>
        </draw:connector>
        <draw:rect draw:style-name="gr2" draw:text-style-name="P4" xml:id="id12" draw:id="id12" draw:layer="layout" svg:width="5.2cm" svg:height="2.4cm" svg:x="38.1cm" svg:y="22.3cm" draw:corner-radius="0.5cm">
          <text:p text:style-name="P3"><text:span text:style-name="T2">F</text:span><text:span text:style-name="T2">i</text:span><text:span text:style-name="T2">l</text:span><text:span text:style-name="T2">e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 </text:span></text:p>
          <text:p text:style-name="P3"><text:span text:style-name="T2">I</text:span><text:span text:style-name="T2">n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e</text:span><text:span text:style-name="T2">s</text:span><text:span text:style-name="T2">s</text:span><text:span text:style-name="T2">?</text:span></text:p>
        </draw:rect>
        <draw:connector draw:style-name="gr7" draw:text-style-name="P10" draw:layer="layout" draw:type="curve" svg:x1="31cm" svg:y1="21.7cm" svg:x2="26.6cm" svg:y2="24.836cm" draw:start-shape="id1" draw:start-glue-point="2" svg:d="M31000 21700c0 2728-4400 1161-4400 3136" svg:viewBox="0 0 4401 3137">
          <text:p text:style-name="P13"><text:span text:style-name="T7">Yes</text:span></text:p>
        </draw:connector>
        <draw:rect draw:style-name="gr5" draw:text-style-name="P8" xml:id="id11" draw:id="id11" draw:layer="layout" svg:width="4.3cm" svg:height="2.2cm" svg:x="7.3cm" svg:y="9.1cm" draw:corner-radius="0.5cm">
          <text:p text:style-name="P3"><text:span text:style-name="T2">Send File</text:span></text:p>
          <text:p text:style-name="P3"><text:span text:style-name="T2">List</text:span></text:p>
          <text:p text:style-name="P3"><text:span text:style-name="T3">CD == 1</text:span></text:p>
        </draw:rect>
        <draw:connector draw:style-name="gr8" draw:text-style-name="P11" draw:layer="layout" draw:type="curve" svg:x1="14cm" svg:y1="10.2cm" svg:x2="11.6cm" svg:y2="10.2cm" draw:start-shape="id10" draw:start-glue-point="3" draw:end-shape="id11" draw:end-glue-point="1" svg:d="M14000 10200h-2400" svg:viewBox="0 0 2401 1">
          <text:p/>
        </draw:connector>
        <draw:rect draw:style-name="gr9" draw:text-style-name="P14" xml:id="id13" draw:id="id13" draw:layer="layout" svg:width="5.2cm" svg:height="2.4cm" svg:x="37.9cm" svg:y="26.9cm" draw:corner-radius="0.5cm">
          <text:p text:style-name="P3"><text:span text:style-name="T2">Create New</text:span></text:p>
          <text:p text:style-name="P3"><text:span text:style-name="T2">Data Packet</text:span></text:p>
        </draw:rect>
        <draw:connector draw:style-name="gr7" draw:text-style-name="P10" draw:layer="layout" draw:type="curve" svg:x1="40.7cm" svg:y1="24.7cm" svg:x2="40.5cm" svg:y2="26.9cm" draw:start-shape="id12" draw:start-glue-point="2" draw:end-shape="id13" draw:end-glue-point="0" svg:d="M40700 24700c0 1650-200 550-200 2200" svg:viewBox="0 0 201 2201">
          <text:p text:style-name="P3"><text:span text:style-name="T7">Yes</text:span></text:p>
        </draw:connector>
        <draw:connector draw:style-name="gr7" draw:text-style-name="P10" draw:layer="layout" draw:type="curve" svg:x1="17.2cm" svg:y1="15.1cm" svg:x2="17.2cm" svg:y2="11.5cm" draw:start-shape="id5" draw:start-glue-point="0" draw:end-shape="id10" draw:end-glue-point="2" svg:d="M17200 15100v-3600" svg:viewBox="0 0 1 3601">
          <text:p text:style-name="P3"><text:span text:style-name="T7">Yes</text:span></text:p>
        </draw:connector>
        <draw:rect draw:style-name="gr6" draw:text-style-name="P12" xml:id="id14" draw:id="id14" draw:layer="layout" svg:width="5.1cm" svg:height="2cm" svg:x="6.1cm" svg:y="12.7cm" draw:corner-radius="0.5cm">
          <text:p text:style-name="P5"><text:span text:style-name="T9">Remove from</text:span></text:p>
          <text:p text:style-name="P5"><text:span text:style-name="T9">“</text:span><text:span text:style-name="T9">Connections”</text:span></text:p>
        </draw:rect>
        <draw:connector draw:style-name="gr8" draw:text-style-name="P11" draw:layer="layout" draw:type="curve" svg:x1="8.65cm" svg:y1="15.6cm" svg:x2="8.65cm" svg:y2="14.7cm" draw:start-shape="id6" draw:start-glue-point="0" draw:end-shape="id14" draw:end-glue-point="2" svg:d="M8650 15600v-900" svg:viewBox="0 0 1 901">
          <text:p/>
        </draw:connector>
        <draw:connector draw:style-name="gr7" draw:text-style-name="P10" draw:layer="layout" draw:type="curve" svg:x1="33.7cm" svg:y1="15.8cm" svg:x2="37.994cm" svg:y2="10.195cm" draw:start-shape="id4" draw:start-glue-point="1" svg:d="M33700 15800c3597 0 1450-5605 4294-5605" svg:viewBox="0 0 4295 5606">
          <text:p text:style-name="P3"><text:span text:style-name="T7">FIN</text:span></text:p>
        </draw:connector>
        <draw:rect draw:style-name="gr10" draw:text-style-name="P3" draw:layer="layout" svg:width="11.5cm" svg:height="7.2cm" svg:x="39cm" svg:y="7.8cm" draw:corner-radius="0.5cm">
          <text:p text:style-name="P3">Can still send client data</text:p>
          <text:p text:style-name="P3">But 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color="#729fcf" draw:fill-gradient-name="Gradient_20_2" draw:fill-hatch-name="Hatching_20_1" draw:fill-image-name="Bitmap_20_1" draw:textarea-horizontal-align="justify" draw:textarea-vertical-align="middle" draw:auto-grow-height="false" draw:fit-to-size="shrink-to-fit" style:shrink-to-fit="true" draw:fit-to-contour="false" fo:padding-top="0.1cm" fo:padding-bottom="0.1cm" fo:padding-left="0.1cm" fo:padding-right="0.1cm"/>
      <style:text-properties fo: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5:07:42.965342395</meta:creation-date>
    <meta:generator>LibreOffice/6.0.7.3$Linux_X86_64 LibreOffice_project/00m0$Build-3</meta:generator>
    <dc:date>2019-11-15T20:37:24.978966482</dc:date>
    <meta:editing-duration>PT1H49M29S</meta:editing-duration>
    <meta:editing-cycles>6</meta:editing-cycles>
    <meta:document-statistic meta:object-count="30"/>
  </office:meta>
</office:document-meta>
</file>